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7A1000049482F0CE9AD30EA6E9A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Arial Narrow" svg:font-family="'Arial Narrow'" style:font-family-generic="swiss"/>
    <style:font-face style:name="Britannic Bold" svg:font-family="'Britannic Bold'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57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18cm"/>
    </style:style>
    <style:style style:name="Table1.B" style:family="table-column">
      <style:table-column-properties style:column-width="1.667cm"/>
    </style:style>
    <style:style style:name="Table1.C" style:family="table-column">
      <style:table-column-properties style:column-width="13.732cm"/>
    </style:style>
    <style:style style:name="Table1.1" style:family="table-row">
      <style:table-row-properties style:min-row-height="3.88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2" style:family="table-row">
      <style:table-row-properties style:min-row-height="0.714cm"/>
    </style:style>
    <style:style style:name="Table1.A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847cm"/>
    </style:style>
    <style:style style:name="Table1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4" style:family="table-row">
      <style:table-row-properties style:min-row-height="0.344cm"/>
    </style:style>
    <style:style style:name="Table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125cm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25cm"/>
    </style:style>
    <style:style style:name="Table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579cm" table:align="left"/>
    </style:style>
    <style:style style:name="Table2.A" style:family="table-column">
      <style:table-column-properties style:column-width="2.461cm"/>
    </style:style>
    <style:style style:name="Table2.B" style:family="table-column">
      <style:table-column-properties style:column-width="6.535cm"/>
    </style:style>
    <style:style style:name="Table2.C" style:family="table-column">
      <style:table-column-properties style:column-width="1.111cm"/>
    </style:style>
    <style:style style:name="Table2.D" style:family="table-column">
      <style:table-column-properties style:column-width="9.472cm"/>
    </style:style>
    <style:style style:name="Table2.1" style:family="table-row">
      <style:table-row-properties style:min-row-height="0.714cm"/>
    </style:style>
    <style:style style:name="Table2.A1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9.579cm" fo:margin-left="0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4.981cm" style:rel-column-width="16673*"/>
    </style:style>
    <style:style style:name="Tabla3.B" style:family="table-column">
      <style:table-column-properties style:column-width="14.598cm" style:rel-column-width="48862*"/>
    </style:style>
    <style:style style:name="Tabla3.1" style:family="table-row">
      <style:table-row-properties style:min-row-height="0.714cm" fo:background-color="transparent" fo:keep-together="auto">
        <style:background-image/>
      </style:table-row-properties>
    </style:style>
    <style:style style:name="Tabla3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a3.2" style:family="table-row">
      <style:table-row-properties style:min-row-height="0.714cm"/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3" style:family="table-row">
      <style:table-row-properties style:min-row-height="0.714cm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579cm" fo:margin-left="0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0.917cm" style:rel-column-width="3070*"/>
    </style:style>
    <style:style style:name="Table3.B" style:family="table-column">
      <style:table-column-properties style:column-width="1.441cm" style:rel-column-width="4823*"/>
    </style:style>
    <style:style style:name="Table3.C" style:family="table-column">
      <style:table-column-properties style:column-width="9.128cm" style:rel-column-width="30553*"/>
    </style:style>
    <style:style style:name="Table3.D" style:family="table-column">
      <style:table-column-properties style:column-width="2.745cm" style:rel-column-width="9186*"/>
    </style:style>
    <style:style style:name="Table3.E" style:family="table-column">
      <style:table-column-properties style:column-width="2.533cm" style:rel-column-width="8478*"/>
    </style:style>
    <style:style style:name="Table3.F" style:family="table-column">
      <style:table-column-properties style:column-width="2.815cm" style:rel-column-width="9425*"/>
    </style:style>
    <style:style style:name="Table3.1" style:family="table-row">
      <style:table-row-properties style:min-row-height="0.499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style:vertical-align="middle" fo:padding="0.097cm" fo:border="0.05pt solid #000000"/>
    </style:style>
    <style:style style:name="Table4" style:family="table">
      <style:table-properties style:width="19.579cm" fo:margin-left="0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0.917cm" style:rel-column-width="3070*"/>
    </style:style>
    <style:style style:name="Table4.B" style:family="table-column">
      <style:table-column-properties style:column-width="1.441cm" style:rel-column-width="4823*"/>
    </style:style>
    <style:style style:name="Table4.C" style:family="table-column">
      <style:table-column-properties style:column-width="9.128cm" style:rel-column-width="30553*"/>
    </style:style>
    <style:style style:name="Table4.D" style:family="table-column">
      <style:table-column-properties style:column-width="2.745cm" style:rel-column-width="9186*"/>
    </style:style>
    <style:style style:name="Table4.E" style:family="table-column">
      <style:table-column-properties style:column-width="2.533cm" style:rel-column-width="8478*"/>
    </style:style>
    <style:style style:name="Table4.F" style:family="table-column">
      <style:table-column-properties style:column-width="2.815cm" style:rel-column-width="9425*"/>
    </style:style>
    <style:style style:name="Table4.1" style:family="table-row">
      <style:table-row-properties style:min-row-height="1.499cm"/>
    </style:style>
    <style:style style:name="Table4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F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9.579cm" fo:margin-left="0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4.A" style:family="table-column">
      <style:table-column-properties style:column-width="11.486cm" style:rel-column-width="38447*"/>
    </style:style>
    <style:style style:name="Tabla14.B" style:family="table-column">
      <style:table-column-properties style:column-width="5.278cm" style:rel-column-width="17664*"/>
    </style:style>
    <style:style style:name="Tabla14.C" style:family="table-column">
      <style:table-column-properties style:column-width="2.815cm" style:rel-column-width="9424*"/>
    </style:style>
    <style:style style:name="Tabla14.1" style:family="table-row">
      <style:table-row-properties style:min-row-height="0.589cm"/>
    </style:style>
    <style:style style:name="Tabla14.A1" style:family="table-cell">
      <style:table-cell-properties style:vertical-align="middle" fo:padding="0.097cm" fo:border="none"/>
    </style:style>
    <style:style style:name="Tabla14.B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a14.C1" style:family="table-cell">
      <style:table-cell-properties style:vertical-align="bottom" fo:padding="0.097cm" fo:border="0.05pt solid #000000"/>
    </style:style>
    <style:style style:name="Table5" style:family="table">
      <style:table-properties style:width="19.579cm" fo:margin-left="0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0.917cm" style:rel-column-width="3070*"/>
    </style:style>
    <style:style style:name="Table5.B" style:family="table-column">
      <style:table-column-properties style:column-width="1.441cm" style:rel-column-width="4823*"/>
    </style:style>
    <style:style style:name="Table5.C" style:family="table-column">
      <style:table-column-properties style:column-width="9.128cm" style:rel-column-width="30553*"/>
    </style:style>
    <style:style style:name="Table5.D" style:family="table-column">
      <style:table-column-properties style:column-width="2.745cm" style:rel-column-width="9186*"/>
    </style:style>
    <style:style style:name="Table5.E" style:family="table-column">
      <style:table-column-properties style:column-width="2.533cm" style:rel-column-width="8478*"/>
    </style:style>
    <style:style style:name="Table5.F" style:family="table-column">
      <style:table-column-properties style:column-width="2.815cm" style:rel-column-width="9425*"/>
    </style:style>
    <style:style style:name="Table5.1" style:family="table-row">
      <style:table-row-properties style:min-row-height="0.499cm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style:vertical-align="middle" fo:padding="0.097cm" fo:border="0.05pt solid #000000"/>
    </style:style>
    <style:style style:name="Table6" style:family="table">
      <style:table-properties style:width="19.579cm" fo:margin-left="0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6.A" style:family="table-column">
      <style:table-column-properties style:column-width="0.917cm" style:rel-column-width="3070*"/>
    </style:style>
    <style:style style:name="Table6.B" style:family="table-column">
      <style:table-column-properties style:column-width="1.441cm" style:rel-column-width="4823*"/>
    </style:style>
    <style:style style:name="Table6.C" style:family="table-column">
      <style:table-column-properties style:column-width="9.128cm" style:rel-column-width="30553*"/>
    </style:style>
    <style:style style:name="Table6.D" style:family="table-column">
      <style:table-column-properties style:column-width="2.745cm" style:rel-column-width="9186*"/>
    </style:style>
    <style:style style:name="Table6.E" style:family="table-column">
      <style:table-column-properties style:column-width="2.533cm" style:rel-column-width="8478*"/>
    </style:style>
    <style:style style:name="Table6.F" style:family="table-column">
      <style:table-column-properties style:column-width="2.815cm" style:rel-column-width="9425*"/>
    </style:style>
    <style:style style:name="Table6.1" style:family="table-row">
      <style:table-row-properties style:min-row-height="1.499cm"/>
    </style:style>
    <style:style style:name="Table6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F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579cm" fo:margin-left="0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7.A" style:family="table-column">
      <style:table-column-properties style:column-width="11.486cm" style:rel-column-width="38447*"/>
    </style:style>
    <style:style style:name="Table7.B" style:family="table-column">
      <style:table-column-properties style:column-width="5.276cm" style:rel-column-width="17659*"/>
    </style:style>
    <style:style style:name="Table7.C" style:family="table-column">
      <style:table-column-properties style:column-width="2.817cm" style:rel-column-width="9429*"/>
    </style:style>
    <style:style style:name="Table7.1" style:family="table-row">
      <style:table-row-properties style:min-row-height="0.589cm"/>
    </style:style>
    <style:style style:name="Table7.A1" style:family="table-cell">
      <style:table-cell-properties style:vertical-align="middle" fo:padding="0.097cm" fo:border="none"/>
    </style:style>
    <style:style style:name="Table7.B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style:vertical-align="bottom" fo:padding="0.097cm" fo:border="0.05pt solid #000000"/>
    </style:style>
    <style:style style:name="Table8" style:family="table">
      <style:table-properties style:width="19.59cm" table:align="margins"/>
    </style:style>
    <style:style style:name="Table8.A" style:family="table-column">
      <style:table-column-properties style:column-width="1.221cm" style:rel-column-width="4083*"/>
    </style:style>
    <style:style style:name="Table8.B" style:family="table-column">
      <style:table-column-properties style:column-width="1.111cm" style:rel-column-width="3717*"/>
    </style:style>
    <style:style style:name="Table8.C" style:family="table-column">
      <style:table-column-properties style:column-width="9.155cm" style:rel-column-width="30625*"/>
    </style:style>
    <style:style style:name="Table8.D" style:family="table-column">
      <style:table-column-properties style:column-width="2.706cm" style:rel-column-width="9051*"/>
    </style:style>
    <style:style style:name="Table8.E" style:family="table-column">
      <style:table-column-properties style:column-width="2.521cm" style:rel-column-width="8432*"/>
    </style:style>
    <style:style style:name="Table8.F" style:family="table-column">
      <style:table-column-properties style:column-width="2.877cm" style:rel-column-width="9627*"/>
    </style:style>
    <style:style style:name="Table8.1" style:family="table-row">
      <style:table-row-properties style:row-height="0.499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3" style:family="table-row">
      <style:table-row-properties style:min-row-height="1.499cm"/>
    </style:style>
    <style:style style:name="Table8.4" style:family="table-row">
      <style:table-row-properties style:min-row-height="0.589cm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D4" style:family="table-cell">
      <style:table-cell-properties fo:padding="0.097cm" fo:border-left="0.05pt solid #000000" fo:border-right="none" fo:border-top="none" fo:border-bottom="0.05pt solid #000000"/>
    </style:style>
    <style:style style:name="Table8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9.524cm" fo:margin-left="0cm" fo:margin-right="0.06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9.A" style:family="table-column">
      <style:table-column-properties style:column-width="19.524cm" style:rel-column-width="65535*"/>
    </style:style>
    <style:style style:name="Table9.1" style:family="table-row">
      <style:table-row-properties style:min-row-height="0.714cm"/>
    </style:style>
    <style:style style:name="Table9.A1" style:family="table-cell">
      <style:table-cell-properties style:vertical-align="middle" fo:background-color="#cccccc" fo:padding="0.097cm" fo:border="none">
        <style:background-image/>
      </style:table-cell-properties>
    </style:style>
    <style:style style:name="Table13" style:family="table">
      <style:table-properties style:width="19.524cm" fo:margin-left="0cm" fo:margin-right="0.06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3.A" style:family="table-column">
      <style:table-column-properties style:column-width="0.903cm" style:rel-column-width="3031*"/>
    </style:style>
    <style:style style:name="Table13.B" style:family="table-column">
      <style:table-column-properties style:column-width="3.496cm" style:rel-column-width="11734*"/>
    </style:style>
    <style:style style:name="Table13.C" style:family="table-column">
      <style:table-column-properties style:column-width="1.887cm" style:rel-column-width="6335*"/>
    </style:style>
    <style:style style:name="Table13.D" style:family="table-column">
      <style:table-column-properties style:column-width="8.195cm" style:rel-column-width="27507*"/>
    </style:style>
    <style:style style:name="Table13.E" style:family="table-column">
      <style:table-column-properties style:column-width="5.043cm" style:rel-column-width="16928*"/>
    </style:style>
    <style:style style:name="Table13.1" style:family="table-row">
      <style:table-row-properties style:min-row-height="0.714cm"/>
    </style:style>
    <style:style style:name="Table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3.E1" style:family="table-cell">
      <style:table-cell-properties style:vertical-align="middle" fo:padding="0.097cm" fo:border="0.05pt solid #000000"/>
    </style:style>
    <style:style style:name="Table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10.5pt" fo:font-style="normal" fo:text-shadow="none" style:text-underline-style="none" fo:font-weight="bold" style:font-name-asian="Arial1" style:font-size-asian="10.5pt" style:font-style-asian="normal" style:font-weight-asian="bold" style:font-name-complex="Arial1" style:font-size-complex="10.5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1" fo:font-size="11pt" fo:font-style="normal" fo:text-shadow="none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0pt" fo:font-style="normal" fo:text-shadow="none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1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8pt" fo:font-style="italic" fo:text-shadow="none" style:text-underline-style="none" fo:font-weight="bold" style:font-name-asian="Arial1" style:font-size-asian="8pt" style:font-style-asian="italic" style:font-weight-asian="bold" style:font-name-complex="Arial1" style:font-size-complex="8pt" style:font-style-complex="italic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8pt" fo:font-style="normal" fo:text-shadow="none" style:text-underline-style="none" fo:font-weight="bold" style:font-name-asian="Arial1" style:font-size-asian="8pt" style:font-style-asian="normal" style:font-weight-asian="bold" style:font-name-complex="Arial1" style:font-size-complex="8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1" fo:font-size="8pt" fo:font-style="normal" fo:text-shadow="none" style:text-underline-style="none" fo:font-weight="bold" style:font-name-asian="Arial1" style:font-size-asian="8pt" style:font-style-asian="normal" style:font-weight-asian="bold" style:font-name-complex="Arial1" style:font-size-complex="8pt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Arial1" fo:font-size="8.5pt" fo:font-style="italic" fo:text-shadow="none" style:text-underline-style="none" fo:font-weight="bold" style:font-name-asian="Arial1" style:font-size-asian="8.5pt" style:font-style-asian="italic" style:font-weight-asian="bold" style:font-name-complex="Arial1" style:font-size-complex="8.5pt" style:font-style-complex="italic" style:font-weight-complex="bold" style:text-emphasize="non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Arial1" fo:font-size="8.5pt" fo:font-style="italic" fo:text-shadow="none" style:text-underline-style="none" fo:font-weight="normal" style:font-name-asian="Arial1" style:font-size-asian="8.5pt" style:font-style-asian="italic" style:font-weight-asian="normal" style:font-name-complex="Arial1" style:font-size-complex="8.5pt" style:font-style-complex="italic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Arial2" fo:font-size="13pt" fo:font-style="italic" fo:text-shadow="none" style:text-underline-style="none" fo:font-weight="bold" style:font-name-asian="Britannic Bold" style:font-size-asian="13pt" style:font-style-asian="italic" style:font-weight-asian="bold" style:font-name-complex="Britannic Bold" style:font-size-complex="13pt" style:font-style-complex="italic" style:font-weight-complex="bold" style:text-emphasize="non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name-asian="Arial1" style:font-size-asian="10pt" style:font-style-asian="italic" style:font-weight-asian="bold" style:font-name-complex="Arial1" style:font-size-complex="10pt" style:font-style-complex="italic" style:font-weight-complex="bold" style:text-emphasize="none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 style:text-autospace="none" style:writing-mode="lr-tb"/>
      <style:text-properties style:text-outline="false" style:text-line-through-style="none" style:text-line-through-type="none" style:font-name="Arial" fo:font-size="10.5pt" fo:font-style="normal" fo:text-shadow="none" style:text-underline-style="none" fo:font-weight="bold" style:font-name-asian="Arial1" style:font-size-asian="10.5pt" style:font-style-asian="normal" style:font-weight-asian="bold" style:font-name-complex="Arial1" style:font-size-complex="10.5pt" style:font-style-complex="normal" style:font-weight-complex="bold" style:text-emphasize="none" style:text-overline-style="none" style:text-overline-color="font-color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19" style:family="paragraph" style:parent-style-name="Standard">
      <style:paragraph-properties fo:margin-left="0cm" fo:margin-right="0cm" fo:margin-top="0.049cm" fo:margin-bottom="0.049cm" loext:contextual-spacing="false" fo:text-align="start" style:justify-single-word="false" fo:text-indent="0cm" style:auto-text-indent="false" style:text-autospace="none" style:writing-mode="lr-tb"/>
      <style:text-properties style:text-outline="false" style:text-line-through-style="none" style:text-line-through-type="none" style:font-name="Arial1" fo:font-size="10pt" fo:font-style="normal" fo:text-shadow="none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20" style:family="paragraph" style:parent-style-name="Standard">
      <style:paragraph-properties fo:text-align="end" style:justify-single-word="false" fo:break-before="page" style:text-autospace="none" style:writing-mode="lr-tb"/>
      <style:text-properties style:text-outline="false" style:text-line-through-style="none" style:text-line-through-type="none" style:font-name="Arial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3" style:family="paragraph" style:parent-style-name="Standard">
      <style:text-properties fo:font-size="6pt" style:font-size-asian="6pt" style:font-size-complex="6pt"/>
    </style:style>
    <style:style style:name="P24" style:family="paragraph" style:parent-style-name="Standard">
      <style:text-properties officeooo:rsid="0012efd6" officeooo:paragraph-rsid="0012efd6"/>
    </style:style>
    <style:style style:name="P25" style:family="paragraph" style:parent-style-name="Standard">
      <style:paragraph-properties fo:text-align="start" style:justify-single-word="false" fo:break-before="auto" fo:break-after="auto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fo:color="#000000" style:font-name="Calibri" fo:font-size="8pt" style:font-size-asian="8pt" style:font-name-complex="Arial" style:font-size-complex="8pt" text:display="true"/>
    </style:style>
    <style:style style:name="T2" style:family="text">
      <style:text-properties fo:color="#000000" style:font-name="Calibri" fo:font-size="7pt" fo:font-weight="bold" style:font-size-asian="7pt" style:font-weight-asian="bold" style:font-name-complex="Arial" style:font-size-complex="7pt" text:display="true"/>
    </style:style>
    <style:style style:name="T3" style:family="text">
      <style:text-properties fo:color="#000000" style:font-name="Calibri" fo:font-weight="bold" style:font-weight-asian="bold" style:font-name-complex="Arial" text:display="true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" fo:font-style="italic" style:font-style-asian="italic" style:font-style-complex="italic"/>
    </style:style>
    <style:style style:name="T6" style:family="text">
      <style:text-properties style:font-name-asian="Britannic Bold" style:font-name-complex="Britannic Bold"/>
    </style:style>
    <style:style style:name="T7" style:family="text">
      <style:text-properties style:font-name="Arial" fo:font-size="10.5pt" style:font-size-asian="10.5pt" style:font-size-complex="10.5pt"/>
    </style:style>
    <style:style style:name="T8" style:family="text">
      <style:text-properties style:font-name="Calibri" fo:font-size="8pt" style:font-size-asian="8pt" style:font-name-complex="Arial" style:font-size-complex="8pt" text:display="true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12efd6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1cm" fo:padding-bottom="0.131cm" fo:padding-left="0.25cm" fo:padding-right="0.25cm" fo:wrap-option="wrap" draw:color-mode="standard" draw:luminance="0%" draw:contrast="96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4"><draw:frame text:anchor-type="char" draw:z-index="0" draw:name="Picture 41" draw:style-name="gr1" draw:text-style-name="P26" svg:width="5.407cm" svg:height="3.527cm" svg:x="0.081cm" svg:y="0.152cm"><draw:image xlink:href="Pictures/20000009000047A1000049482F0CE9AD30EA6E9A.wmf" xlink:type="simple" xlink:show="embed" xlink:actuate="onLoad"><text:p/></draw:image></draw:frame></text:p>
          </table:table-cell>
          <table:covered-table-cell/>
          <table:table-cell table:style-name="Table1.C1" office:value-type="string">
            <text:p text:style-name="P15">PARQUE DE LA SALUD DE LA PROVINCIA DE MISIONES DR. RAMON MADARIAGA LEY XVII Nº 70</text:p>
            <text:p text:style-name="P13">DIRECCION: Av. Marconi N° 3736</text:p>
            <text:p text:style-name="P13">Tel: (0376) 4443700-Int. 2404</text:p>
            <text:p text:style-name="P13">(3300) Posadas – Misiones</text:p>
            <text:p text:style-name="P13">CUIT: 30-71222430-0</text:p>
            <text:p text:style-name="P14">EMAIL: compras@hospitalmadariaga.org</text:p>
          </table:table-cell>
        </table:table-row>
        <table:table-row table:style-name="Table1.2">
          <table:table-cell table:style-name="Table1.A2" table:number-columns-spanned="3" office:value-type="string">
            <text:p text:style-name="P6">DATOS ORDEN DE PROVISION</text:p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EXPEDIENTE <text:span text:style-name="T5">N°</text:span></text:p>
          </table:table-cell>
          <table:table-cell table:style-name="Table1.B3" table:number-columns-spanned="2" office:value-type="string">
            <text:p text:style-name="P7"><text:text-input text:description="">$expediente</text:text-input></text:p>
          </table:table-cell>
          <table:covered-table-cell/>
        </table:table-row>
        <table:table-row table:style-name="Table1.4">
          <table:table-cell table:style-name="Table1.A5" office:value-type="string">
            <text:p text:style-name="P16">ORDEN PROVISION N°</text:p>
          </table:table-cell>
          <table:table-cell table:style-name="Table1.B5" table:number-columns-spanned="2" office:value-type="string">
            <text:p text:style-name="P16"><text:text-input text:description="">$numeroOP</text:text-input></text:p>
          </table:table-cell>
          <table:covered-table-cell/>
        </table:table-row>
        <table:table-row table:style-name="Table1.5">
          <table:table-cell table:style-name="Table1.A5" office:value-type="string">
            <text:p text:style-name="P16">FECHA</text:p>
          </table:table-cell>
          <table:table-cell table:style-name="Table1.B5" table:number-columns-spanned="2" office:value-type="string">
            <text:p text:style-name="P16"><text:text-input text:description="">$fechaOP</text:text-input></text:p>
          </table:table-cell>
          <table:covered-table-cell/>
        </table:table-row>
        <table:table-row table:style-name="Table1.6">
          <table:table-cell table:style-name="Table1.A6" table:number-columns-spanned="3" office:value-type="string">
            <text:p text:style-name="P5"/>
          </table:table-cell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6">DATOS DEL PROVEEDOR</text:p>
          </table:table-cell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7">EMPRESA</text:p>
          </table:table-cell>
          <table:table-cell table:style-name="Table2.B6" table:number-columns-spanned="3" office:value-type="string">
            <text:p text:style-name="P18"><text:text-input text:description="">$proveedorNombre</text:text-input></text:p>
          </table:table-cell>
          <table:covered-table-cell/>
          <table:covered-table-cell/>
        </table:table-row>
        <table:table-row>
          <table:table-cell table:style-name="Table2.A6" office:value-type="string">
            <text:p text:style-name="P7">C.U.I.T. N°</text:p>
          </table:table-cell>
          <table:table-cell table:style-name="Table2.B6" table:number-columns-spanned="3" office:value-type="string">
            <text:p text:style-name="P18"><text:text-input text:description="">$proveedorCuit</text:text-input></text:p>
          </table:table-cell>
          <table:covered-table-cell/>
          <table:covered-table-cell/>
        </table:table-row>
        <table:table-row>
          <table:table-cell table:style-name="Table2.A6" office:value-type="string">
            <text:p text:style-name="P7">DIRECCION</text:p>
          </table:table-cell>
          <table:table-cell table:style-name="Table2.B6" table:number-columns-spanned="3" office:value-type="string">
            <text:p text:style-name="P18"><text:text-input text:description="">$proveedorDireccion</text:text-input></text:p>
          </table:table-cell>
          <table:covered-table-cell/>
          <table:covered-table-cell/>
        </table:table-row>
        <table:table-row>
          <table:table-cell table:style-name="Table2.A6" office:value-type="string">
            <text:p text:style-name="P7">TELEFONO</text:p>
          </table:table-cell>
          <table:table-cell table:style-name="Table2.B5" office:value-type="string">
            <text:p text:style-name="P18"><text:text-input text:description="">$proveedorTelefono</text:text-input></text:p>
          </table:table-cell>
          <table:table-cell table:style-name="Table2.C5" office:value-type="string">
            <text:p text:style-name="P18">FAX</text:p>
          </table:table-cell>
          <table:table-cell table:style-name="Table2.D5" office:value-type="string">
            <text:p text:style-name="P18"><text:text-input text:description="">$proveedorFax</text:text-input></text:p>
          </table:table-cell>
        </table:table-row>
        <table:table-row>
          <table:table-cell table:style-name="Table2.A6" office:value-type="string">
            <text:p text:style-name="P7">E-MAIL</text:p>
          </table:table-cell>
          <table:table-cell table:style-name="Table2.B6" table:number-columns-spanned="3" office:value-type="string">
            <text:p text:style-name="P18"><text:text-input text:description="">$proveedorMail</text:text-input></text:p>
          </table:table-cell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6">CONDICIONES DE ENTREGA</text:p>
          </table:table-cell>
          <table:covered-table-cell/>
        </table:table-row>
        <table:table-row table:style-name="Tabla3.2">
          <table:table-cell table:style-name="Tabla3.A3" office:value-type="string">
            <text:p text:style-name="P7">PLAZO DE ENTREGA</text:p>
          </table:table-cell>
          <table:table-cell table:style-name="Tabla3.B3" office:value-type="string">
            <text:p text:style-name="P18"><text:text-input text:description="">$plazoEntrega</text:text-input></text:p>
          </table:table-cell>
        </table:table-row>
        <table:table-row table:style-name="Tabla3.3">
          <table:table-cell table:style-name="Tabla3.A3" office:value-type="string">
            <text:p text:style-name="P7">LUGAR DE ENTREGA</text:p>
          </table:table-cell>
          <table:table-cell table:style-name="Tabla3.B3" office:value-type="string">
            <text:p text:style-name="P19">DEPOSITO PATRIMONIO - <text:span text:style-name="T4"><text:text-input text:description="$direccionEntrega">$direccionEntrega</text:text-input></text:span></text:p>
          </table:table-cell>
        </table:table-row>
      </table:table>
      <text:p text:style-name="Standard"><text:text-input text:description="">#if($menorContadorLineas)</text:text-input><text:text-input text:description="">#set($totalTotal = 0)</text:text-input><text:text-input text:description="">#set($subTotalLinea = 0)</text:text-input><text:span text:style-name="T2"><text:text-input text:description="">#set($contador = 1)</text:text-input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2">REN</text:p>
          </table:table-cell>
          <table:table-cell table:style-name="Table3.A1" office:value-type="string">
            <text:p text:style-name="P12">CANT</text:p>
          </table:table-cell>
          <table:table-cell table:style-name="Table3.A1" office:value-type="string">
            <text:p text:style-name="P12">DESCRIPCION</text:p>
          </table:table-cell>
          <table:table-cell table:style-name="Table3.A1" office:value-type="string">
            <text:p text:style-name="P12">DESTINO</text:p>
          </table:table-cell>
          <table:table-cell table:style-name="Table3.A1" office:value-type="string">
            <text:p text:style-name="P12">PRECIO UNIT</text:p>
          </table:table-cell>
          <table:table-cell table:style-name="Table3.F1" office:value-type="string">
            <text:p text:style-name="P12">PRECIO TOTAL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8"><text:span text:style-name="T8"><text:text-input text:description="">$contador</text:text-input></text:span><text:span text:style-name="T1"><text:text-input text:description="">#set($contador = $contador + 1)</text:text-input></text:span><text:span text:style-name="T1"><text:text-input text:description="">@before-row#foreach($linea in $contenedorfirtsLineas)</text:text-input></text:span><text:span text:style-name="T1"><text:text-input text:description="">@after-row#end</text:text-input></text:span></text:p>
          </table:table-cell>
          <table:table-cell table:style-name="Table4.A1" office:value-type="string">
            <text:p text:style-name="P8"><text:text-input text:description="$linea.cantidad.toString().replace(&quot;.00&quot;,&quot;&quot;)">$linea.cantidad.toString().replace(".00","")</text:text-input></text:p>
          </table:table-cell>
          <table:table-cell table:style-name="Table4.A1" office:value-type="string">
            <text:p text:style-name="P9"><text:text-input text:description="">$linea.producto.nombre</text:text-input></text:p>
          </table:table-cell>
          <table:table-cell table:style-name="Table4.A1" office:value-type="string">
            <text:p text:style-name="P12"><text:text-input text:description="$linea.departamento.sigla">$linea.departamento.sigla</text:text-input></text:p>
          </table:table-cell>
          <table:table-cell table:style-name="Table4.A1" office:value-type="string">
            <text:p text:style-name="P8"><text:span text:style-name="T7">$</text:span><text:text-input text:description="">$numberUtils.formatNumber($math.roundTo(2, $linea.precio))</text:text-input></text:p>
          </table:table-cell>
          <table:table-cell table:style-name="Table4.F1" office:value-type="string">
            <text:p text:style-name="P20"><text:span text:style-name="T6">$</text:span><text:span text:style-name="T6"><text:text-input text:description="">#set($subTotalLinea = $linea.precio*$linea.cantidad)</text:text-input></text:span><text:span text:style-name="T6"><text:text-input text:description="">$numberUtils.formatNumber($math.roundTo(2,$subTotalLinea))</text:text-input></text:span><text:span text:style-name="T6"><text:text-input text:description="">#set($totalTotal = $subTotalLinea + $totalTotal)</text:text-input></text:span></text:p>
          </table:table-cell>
        </table:table-row>
      </table:table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a14.1">
          <table:table-cell table:style-name="Tabla14.A1" office:value-type="string">
            <text:p text:style-name="P2"/>
          </table:table-cell>
          <table:table-cell table:style-name="Tabla14.B1" office:value-type="string">
            <text:p text:style-name="P3">TOTAL DE ORDEN</text:p>
          </table:table-cell>
          <table:table-cell table:style-name="Tabla14.C1" office:value-type="string">
            <text:p text:style-name="P17">$<text:text-input text:description="">$numberUtils.formatNumber($math.roundTo(2, $totalTotal))</text:text-input></text:p>
          </table:table-cell>
        </table:table-row>
      </table:table>
      <text:p text:style-name="P23"><text:text-input text:description="#else">#else</text:text-input><text:text-input text:description="">#set($totalTotal = 0)</text:text-input><text:text-input text:description="">#set($subTotalLinea = 0)</text:text-input><text:span text:style-name="T3"><text:text-input text:description="">#set($contador = 1)</text:text-input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2">REN</text:p>
          </table:table-cell>
          <table:table-cell table:style-name="Table5.A1" office:value-type="string">
            <text:p text:style-name="P12">CANT</text:p>
          </table:table-cell>
          <table:table-cell table:style-name="Table5.A1" office:value-type="string">
            <text:p text:style-name="P12">DESCRIPCION</text:p>
          </table:table-cell>
          <table:table-cell table:style-name="Table5.A1" office:value-type="string">
            <text:p text:style-name="P12">DESTINO</text:p>
          </table:table-cell>
          <table:table-cell table:style-name="Table5.A1" office:value-type="string">
            <text:p text:style-name="P12">PRECIO UNIT</text:p>
          </table:table-cell>
          <table:table-cell table:style-name="Table5.F1" office:value-type="string">
            <text:p text:style-name="P12">PRECIO TOTAL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8"><text:span text:style-name="T8"><text:text-input text:description="">$contador</text:text-input></text:span><text:span text:style-name="T1"><text:text-input text:description="">#set($contador = $contador + 1)</text:text-input></text:span><text:span text:style-name="T1"><text:text-input text:description="">@before-row#foreach($linea in $contenedorfirtsLineas)</text:text-input></text:span><text:span text:style-name="T1"><text:text-input text:description="">@after-row#end</text:text-input></text:span></text:p>
          </table:table-cell>
          <table:table-cell table:style-name="Table6.A1" office:value-type="string">
            <text:p text:style-name="P8"><text:text-input text:description="$linea.cantidad.toString().replace(&quot;.00&quot;,&quot;&quot;)">$linea.cantidad.toString().replace(".00","")</text:text-input></text:p>
          </table:table-cell>
          <table:table-cell table:style-name="Table6.A1" office:value-type="string">
            <text:p text:style-name="P9"><text:text-input text:description="">$linea.producto.nombre</text:text-input></text:p>
          </table:table-cell>
          <table:table-cell table:style-name="Table6.A1" office:value-type="string">
            <text:p text:style-name="P12"><text:text-input text:description="$linea.departamento.sigla">$linea.departamento.sigla</text:text-input></text:p>
          </table:table-cell>
          <table:table-cell table:style-name="Table6.A1" office:value-type="string">
            <text:p text:style-name="P8"><text:span text:style-name="T7">$</text:span><text:text-input text:description="">$numberUtils.formatNumber($math.roundTo(2, $linea.precio))</text:text-input></text:p>
          </table:table-cell>
          <table:table-cell table:style-name="Table6.F1" office:value-type="string">
            <text:p text:style-name="P20"><text:span text:style-name="T6">$</text:span><text:span text:style-name="T6"><text:text-input text:description="">#set($subTotalLinea = $linea.precio*$linea.cantidad)</text:text-input></text:span><text:span text:style-name="T6"><text:text-input text:description="">$numberUtils.formatNumber($math.roundTo(2,$subTotalLinea))</text:text-input></text:span><text:span text:style-name="T6"><text:text-input text:description="">#set($totalTotal = $subTotalLinea + $totalTotal)</text:text-input>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"/>
          </table:table-cell>
          <table:table-cell table:style-name="Table7.B1" office:value-type="string">
            <text:p text:style-name="P3">SUBTOTAL DE ORDEN</text:p>
          </table:table-cell>
          <table:table-cell table:style-name="Table7.C1" office:value-type="string">
            <text:p text:style-name="P17">$<text:text-input text:description="">$numberUtils.formatNumber($math.roundTo(2, $totalTotal))</text:text-input></text:p>
          </table:table-cell>
        </table:table-row>
      </table:table>
      <text:p text:style-name="P23"><text:text-input text:description="#set($contador = 12)">#set($contador = 12)</text:text-input><text:text-input text:description="">#set($contaAnexo = 1)</text:text-input><text:text-input text:description="#foreach($x in $cnl)">#foreach($x in $cnl)</text:text-input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table:number-columns-spanned="2" office:value-type="string">
            <text:p text:style-name="P8">ANEXO N<text:span text:style-name="T9">° </text:span><text:span text:style-name="T9"><text:text-input text:description="">$contaAnexo</text:text-input></text:span><text:span text:style-name="T9"> </text:span><text:span text:style-name="T9"><text:text-input text:description="">#set($contaAnexo = $contaAnexo + 1)</text:text-input></text:span></text:p>
          </table:table-cell>
          <table:covered-table-cell/>
          <table:table-cell table:style-name="Table8.C1" table:number-columns-spanned="4" office:value-type="string">
            <text:p text:style-name="P7"><text:span text:style-name="T5">ORDEN PROVISION N° </text:span><text:span text:style-name="T5"><text:text-input text:description="">$numeroOP</text:text-input></text:span><text:span text:style-name="T5"> - </text:span><text:span text:style-name="T4">EXPEDIENTE </text:span><text:span text:style-name="T5">N° </text:span><text:span text:style-name="T4"><text:text-input text:description="">$expediente</text:text-input></text:span>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12">REN</text:p>
          </table:table-cell>
          <table:table-cell table:style-name="Table8.A2" office:value-type="string">
            <text:p text:style-name="P12">CANT</text:p>
          </table:table-cell>
          <table:table-cell table:style-name="Table8.A2" office:value-type="string">
            <text:p text:style-name="P12">DESCRIPCION</text:p>
          </table:table-cell>
          <table:table-cell table:style-name="Table8.A2" office:value-type="string">
            <text:p text:style-name="P12">DESTINO</text:p>
          </table:table-cell>
          <table:table-cell table:style-name="Table8.A2" office:value-type="string">
            <text:p text:style-name="P12">PRECIO UNIT</text:p>
          </table:table-cell>
          <table:table-cell table:style-name="Table8.F2" office:value-type="string">
            <text:p text:style-name="P12">PRECIO TOTAL</text:p>
          </table:table-cell>
        </table:table-row>
        <table:table-row table:style-name="Table8.3">
          <table:table-cell table:style-name="Table8.A2" office:value-type="string">
            <text:p text:style-name="P8"><text:span text:style-name="T1"><text:text-input text:description="">@before-row#foreach($linea in $x)</text:text-input></text:span><text:span text:style-name="T1"><text:text-input text:description="">$contador</text:text-input></text:span><text:span text:style-name="T1"><text:text-input text:description="">#set($contador = $contador + 1)</text:text-input></text:span><text:span text:style-name="T1"><text:text-input text:description="">@after-row#end</text:text-input></text:span></text:p>
          </table:table-cell>
          <table:table-cell table:style-name="Table8.A2" office:value-type="string">
            <text:p text:style-name="P8"><text:text-input text:description="$linea.cantidad.toString().replace(&quot;.00&quot;,&quot;&quot;)">$linea.cantidad.toString().replace(".00","")</text:text-input></text:p>
          </table:table-cell>
          <table:table-cell table:style-name="Table8.A2" office:value-type="string">
            <text:p text:style-name="P9"><text:text-input text:description="">$linea.producto.nombre</text:text-input></text:p>
          </table:table-cell>
          <table:table-cell table:style-name="Table8.A2" office:value-type="string">
            <text:p text:style-name="P12"><text:text-input text:description="$linea.departamento.sigla">$linea.departamento.sigla</text:text-input></text:p>
          </table:table-cell>
          <table:table-cell table:style-name="Table8.A2" office:value-type="string">
            <text:p text:style-name="P8"><text:span text:style-name="T7">$</text:span><text:text-input text:description="">$numberUtils.formatNumber($math.roundTo(2, $linea.precio))</text:text-input></text:p>
          </table:table-cell>
          <table:table-cell table:style-name="Table8.F2" office:value-type="string">
            <text:p text:style-name="P20"><text:span text:style-name="T6">$</text:span><text:span text:style-name="T6"><text:text-input text:description="">#set($subTotalLinea = $linea.precio*$linea.cantidad)</text:text-input></text:span><text:span text:style-name="T6"><text:text-input text:description="">$numberUtils.formatNumber($math.roundTo(2,$subTotalLinea))</text:text-input></text:span><text:span text:style-name="T6"><text:text-input text:description="">#set($totalTotal = $subTotalLinea + $totalTotal)</text:text-input></text:span></text:p>
          </table:table-cell>
        </table:table-row>
        <table:table-row table:style-name="Table8.4">
          <table:table-cell table:style-name="Table8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8.D4" table:number-columns-spanned="2" office:value-type="string">
            <text:p text:style-name="P3"><text:text-input text:description="">#if($cnl.size() &lt; $contaAnexo)</text:text-input>TOTAL DE ORDEN <text:text-input text:description="">#else</text:text-input> SUBTOTAL DE ORDEN<text:text-input text:description="">#end</text:text-input></text:p>
          </table:table-cell>
          <table:covered-table-cell/>
          <table:table-cell table:style-name="Table8.F4" office:value-type="string">
            <text:p text:style-name="P17">$<text:text-input text:description="">$numberUtils.formatNumber($math.roundTo(2, $totalTotal))</text:text-input></text:p>
          </table:table-cell>
        </table:table-row>
      </table:table>
      <text:p text:style-name="Standard"><text:text-input text:description="">#end</text:text-input><text:text-input text:description="">#end</text:text-input></text:p>
      <text:p text:style-name="P21">SON PESOS <text:text-input text:description="">$totalLetras</text:text-input></text:p>
      <text:p text:style-name="P22"/>
      <text:p text:style-name="P9">OBSERVACIONES</text:p>
      <text:p text:style-name="P9"><text:text-input text:description="$textoDolar">$textoDolar</text:text-input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0"><text:text-input text:description="">$notas</text:text-input></text:p>
          </table:table-cell>
        </table:table-row>
      </table:table>
      <text:p text:style-name="P11"/>
      <text:p text:style-name="P25"><text:text-input text:description="">#if($pacientes.size() &gt; 0)</text:text-input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8">REN</text:p>
          </table:table-cell>
          <table:table-cell table:style-name="Table13.A1" office:value-type="string">
            <text:p text:style-name="P8">PACIENTE</text:p>
          </table:table-cell>
          <table:table-cell table:style-name="Table13.A1" office:value-type="string">
            <text:p text:style-name="P8">CANTIDAD</text:p>
          </table:table-cell>
          <table:table-cell table:style-name="Table13.A1" office:value-type="string">
            <text:p text:style-name="P8">PRODUCTO</text:p>
          </table:table-cell>
          <table:table-cell table:style-name="Table13.E1" office:value-type="string">
            <text:p text:style-name="P8">OBSERVACIONES</text:p>
          </table:table-cell>
        </table:table-row>
        <table:table-row table:style-name="Table13.1">
          <table:table-cell table:style-name="Table13.A2" office:value-type="string">
            <text:p text:style-name="P8"><text:text-input text:description="">@before-row#foreach($l in $pacientes)</text:text-input></text:p>
            <text:p text:style-name="P8"><text:text-input text:description="@after-row#end">@after-row#end</text:text-input></text:p>
            <text:p text:style-name="P8"><text:text-input text:description="">$l.get('nLinea')</text:text-input></text:p>
          </table:table-cell>
          <table:table-cell table:style-name="Table13.A2" office:value-type="string">
            <text:p text:style-name="P8"><text:text-input text:description="">$l.get('nombre')</text:text-input> - ID: <text:text-input text:description="">$l.get('referencia')</text:text-input></text:p>
          </table:table-cell>
          <table:table-cell table:style-name="Table13.A2" office:value-type="string">
            <text:p text:style-name="P8"><text:text-input text:description="">$l.get('cantidad')</text:text-input></text:p>
          </table:table-cell>
          <table:table-cell table:style-name="Table13.A2" office:value-type="string">
            <text:p text:style-name="P8"><text:text-input text:description="">$l.get('producto')</text:text-input></text:p>
          </table:table-cell>
          <table:table-cell table:style-name="Table13.E2" office:value-type="string">
            <text:p text:style-name="P8"><text:text-input text:description="">$l.get('obse')</text:text-input></text:p>
          </table:table-cell>
        </table:table-row>
      </table:table>
      <text:p text:style-name="Standard"><text:text-input text:description="#end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Arial Narrow" svg:font-family="'Arial Narrow'" style:font-family-generic="swiss"/>
    <style:font-face style:name="Britannic Bold" svg:font-family="'Britannic Bold'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35.56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 </meta:initial-creator>
    <meta:creation-date>2013-01-16T10:38:44</meta:creation-date>
    <dc:date>2021-12-05T11:27:48.458385110</dc:date>
    <meta:editing-duration>P7DT17H2M45S</meta:editing-duration>
    <meta:editing-cycles>433</meta:editing-cycles>
    <meta:generator>LibreOffice/5.1.6.2$Linux_X86_64 LibreOffice_project/10m0$Build-2</meta:generator>
    <meta:document-statistic meta:table-count="12" meta:image-count="0" meta:object-count="0" meta:page-count="3" meta:paragraph-count="98" meta:word-count="440" meta:character-count="3003" meta:non-whitespace-character-count="2855"/>
  </office:meta>
</office:document-meta>
</file>